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8.6cm" fo:margin-left="-1.842cm" table:align="left"/>
    </style:style>
    <style:style style:name="Tabela3.A" style:family="table-column">
      <style:table-column-properties style:column-width="5.001cm"/>
    </style:style>
    <style:style style:name="Tabela3.B" style:family="table-column">
      <style:table-column-properties style:column-width="13.6cm"/>
    </style:style>
    <style:style style:name="Tabela3.A1" style:family="table-cell">
      <style:table-cell-properties fo:padding="0.097cm" fo:border-left="0.05pt solid #000000" fo:border-right="none" fo:border-top="0.05pt solid #000000" fo:border-bottom="none"/>
    </style:style>
    <style:style style:name="Tabe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-left="0.05pt solid #000000" fo:border-right="0.05pt solid #000000" fo:border-top="none" fo:border-bottom="none"/>
    </style:style>
    <style:style style:name="Tabela3.A10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5cm" fo:margin-left="-1.842cm" table:align="left"/>
    </style:style>
    <style:style style:name="Tabela4.A" style:family="table-column">
      <style:table-column-properties style:column-width="5.001cm"/>
    </style:style>
    <style:style style:name="Tabela4.B" style:family="table-column">
      <style:table-column-properties style:column-width="14.499cm"/>
    </style:style>
    <style:style style:name="Tabela4.A1" style:family="table-cell">
      <style:table-cell-properties fo:padding="0.097cm" fo:border-left="0.05pt solid #000000" fo:border-right="none" fo:border-top="0.05pt solid #000000" fo:border-bottom="none"/>
    </style:style>
    <style:style style:name="Tabela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4.A2" style:family="table-cell">
      <style:table-cell-properties fo:padding="0.097cm" fo:border-left="0.05pt solid #000000" fo:border-right="none" fo:border-top="none" fo:border-bottom="none"/>
    </style:style>
    <style:style style:name="Tabela4.B2" style:family="table-cell">
      <style:table-cell-properties fo:padding="0.097cm" fo:border-left="0.05pt solid #000000" fo:border-right="0.05pt solid #000000" fo:border-top="none" fo:border-bottom="none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897cm" fo:margin-left="-1.736cm" table:align="left"/>
    </style:style>
    <style:style style:name="Tabela2.A" style:family="table-column">
      <style:table-column-properties style:column-width="4.498cm"/>
    </style:style>
    <style:style style:name="Tabela2.B" style:family="table-column">
      <style:table-column-properties style:column-width="15.399cm"/>
    </style:style>
    <style:style style:name="Tabela2.A1" style:family="table-cell">
      <style:table-cell-properties fo:padding="0.097cm" fo:border-left="0.05pt solid #000000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none" fo:border-top="none" fo:border-bottom="none"/>
    </style:style>
    <style:style style:name="Tabela2.B2" style:family="table-cell">
      <style:table-cell-properties fo:padding="0.097cm" fo:border-left="0.05pt solid #000000" fo:border-right="0.05pt solid #000000" fo:border-top="none" fo:border-bottom="none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c6c3"/>
    </style:style>
    <style:style style:name="P2" style:family="paragraph" style:parent-style-name="Standard">
      <style:text-properties fo:font-size="20pt" fo:font-weight="bold" officeooo:rsid="001415da" officeooo:paragraph-rsid="0013c6c3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43ec0" style:font-size-asian="17.5pt" style:font-weight-asian="bold" style:font-size-complex="20pt" style:font-weight-complex="bold"/>
    </style:style>
    <style:style style:name="P4" style:family="paragraph" style:parent-style-name="Standard">
      <style:text-properties officeooo:paragraph-rsid="002d26d2"/>
    </style:style>
    <style:style style:name="P5" style:family="paragraph" style:parent-style-name="Standard">
      <style:text-properties officeooo:rsid="004205a3" officeooo:paragraph-rsid="004205a3"/>
    </style:style>
    <style:style style:name="P6" style:family="paragraph" style:parent-style-name="Standard">
      <loext:graphic-properties draw:fill="none"/>
      <style:paragraph-properties fo:margin-left="-1.9cm" fo:margin-right="-1.9cm" fo:text-indent="0cm" style:auto-text-indent="false" fo:background-color="transparent"/>
      <style:text-properties fo:font-size="20pt" fo:font-weight="bold" officeooo:rsid="001415da" officeooo:paragraph-rsid="00143ec0" style:font-size-asian="17.5pt" style:font-weight-asian="bold" style:font-size-complex="20pt" style:font-weight-complex="bold"/>
    </style:style>
    <style:style style:name="P7" style:family="paragraph" style:parent-style-name="Standard">
      <loext:graphic-properties draw:fill="none"/>
      <style:paragraph-properties fo:margin-left="-1.9cm" fo:margin-right="-1.9cm" fo:text-indent="0cm" style:auto-text-indent="false" fo:background-color="transparent"/>
      <style:text-properties fo:font-size="20pt" fo:font-weight="bold" officeooo:rsid="001415da" officeooo:paragraph-rsid="003602f0" style:font-size-asian="17.5pt" style:font-weight-asian="bold" style:font-size-complex="20pt" style:font-weight-complex="bold"/>
    </style:style>
    <style:style style:name="P8" style:family="paragraph" style:parent-style-name="Standard" style:master-page-name="">
      <loext:graphic-properties draw:fill="none"/>
      <style:paragraph-properties fo:margin-left="-1.9cm" fo:margin-right="-1.9cm" fo:text-indent="0cm" style:auto-text-indent="false" style:page-number="auto" fo:background-color="transparent"/>
      <style:text-properties fo:font-size="20pt" fo:font-weight="bold" officeooo:rsid="001415da" officeooo:paragraph-rsid="002d26d2" style:font-size-asian="17.5pt" style:font-weight-asian="bold" style:font-size-complex="20pt" style:font-weight-complex="bold"/>
    </style:style>
    <style:style style:name="P9" style:family="paragraph" style:parent-style-name="Standard" style:master-page-name="">
      <loext:graphic-properties draw:fill="none"/>
      <style:paragraph-properties fo:margin-left="-1.9cm" fo:margin-right="-1.9cm" fo:text-indent="0cm" style:auto-text-indent="false" style:page-number="auto" fo:background-color="transparent"/>
      <style:text-properties fo:font-size="20pt" fo:font-weight="bold" officeooo:rsid="001415da" officeooo:paragraph-rsid="00143ec0" style:font-size-asian="17.5pt" style:font-weight-asian="bold" style:font-size-complex="20pt" style:font-weight-complex="bold"/>
    </style:style>
    <style:style style:name="P10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fo:font-size="20pt" fo:font-weight="bold" officeooo:rsid="001415da" officeooo:paragraph-rsid="002d26d2" style:font-size-asian="17.5pt" style:font-weight-asian="bold" style:font-size-complex="20pt" style:font-weight-complex="bold"/>
    </style:style>
    <style:style style:name="P11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fo:font-size="20pt" fo:font-weight="bold" officeooo:rsid="001415da" officeooo:paragraph-rsid="003602f0" style:font-size-asian="17.5pt" style:font-weight-asian="bold" style:font-size-complex="20pt" style:font-weight-complex="bold"/>
    </style:style>
    <style:style style:name="P12" style:family="paragraph" style:parent-style-name="Standard">
      <loext:graphic-properties draw:fill="none"/>
      <style:paragraph-properties fo:margin-left="0cm" fo:margin-right="-1.9cm" fo:text-indent="0cm" style:auto-text-indent="false" fo:background-color="transparent"/>
      <style:text-properties fo:font-size="20pt" fo:font-weight="bold" officeooo:rsid="001415da" officeooo:paragraph-rsid="00143ec0" style:font-size-asian="17.5pt" style:font-weight-asian="bold" style:font-size-complex="20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-1.7cm" fo:margin-right="-1.9cm" fo:text-indent="0cm" style:auto-text-indent="false" style:page-number="auto" fo:background-color="transparent"/>
      <style:text-properties fo:font-size="20pt" fo:font-weight="bold" officeooo:rsid="001415da" officeooo:paragraph-rsid="00143ec0" style:font-size-asian="17.5pt" style:font-weight-asian="bold" style:font-size-complex="20pt" style:font-weight-complex="bold"/>
    </style:style>
    <style:style style:name="P14" style:family="paragraph" style:parent-style-name="Table_20_Contents">
      <style:text-properties fo:font-weight="bold" officeooo:rsid="0013c6c3" officeooo:paragraph-rsid="002d26d2" style:font-weight-asian="bold" style:font-weight-complex="bold"/>
    </style:style>
    <style:style style:name="P15" style:family="paragraph" style:parent-style-name="Table_20_Contents">
      <style:text-properties fo:font-weight="bold" officeooo:rsid="0013c6c3" officeooo:paragraph-rsid="0048b8d5" style:font-weight-asian="bold" style:font-weight-complex="bold"/>
    </style:style>
    <style:style style:name="P16" style:family="paragraph" style:parent-style-name="Table_20_Contents">
      <style:text-properties fo:font-weight="bold" officeooo:rsid="002d26d2" officeooo:paragraph-rsid="002d26d2" style:font-weight-asian="bold" style:font-weight-complex="bold"/>
    </style:style>
    <style:style style:name="P17" style:family="paragraph" style:parent-style-name="Table_20_Contents">
      <style:text-properties fo:font-weight="bold" officeooo:rsid="002e5e87" officeooo:paragraph-rsid="003cc49a" style:font-weight-asian="bold" style:font-weight-complex="bold"/>
    </style:style>
    <style:style style:name="P18" style:family="paragraph" style:parent-style-name="Table_20_Contents">
      <style:text-properties fo:font-weight="bold" officeooo:rsid="0043457a" officeooo:paragraph-rsid="0043457a" style:font-weight-asian="bold" style:font-weight-complex="bold"/>
    </style:style>
    <style:style style:name="P19" style:family="paragraph" style:parent-style-name="Table_20_Contents">
      <style:text-properties fo:font-weight="bold" officeooo:rsid="0032e2c9" officeooo:paragraph-rsid="0032e2c9" style:font-weight-asian="bold" style:font-weight-complex="bold"/>
    </style:style>
    <style:style style:name="P20" style:family="paragraph" style:parent-style-name="Table_20_Contents">
      <style:text-properties fo:font-weight="bold" officeooo:rsid="0043b46c" officeooo:paragraph-rsid="0043b46c" style:font-weight-asian="bold" style:font-weight-complex="bold"/>
    </style:style>
    <style:style style:name="P21" style:family="paragraph" style:parent-style-name="Table_20_Contents">
      <style:text-properties fo:font-weight="bold" officeooo:rsid="0043fd5a" officeooo:paragraph-rsid="0043fd5a" style:font-weight-asian="bold" style:font-weight-complex="bold"/>
    </style:style>
    <style:style style:name="P22" style:family="paragraph" style:parent-style-name="Table_20_Contents">
      <style:text-properties fo:font-weight="bold" officeooo:rsid="00445b6b" officeooo:paragraph-rsid="00445b6b" style:font-weight-asian="bold" style:font-weight-complex="bold"/>
    </style:style>
    <style:style style:name="P23" style:family="paragraph" style:parent-style-name="Table_20_Contents">
      <style:text-properties fo:font-weight="bold" officeooo:rsid="00452239" officeooo:paragraph-rsid="00452239" style:font-weight-asian="bold" style:font-weight-complex="bold"/>
    </style:style>
    <style:style style:name="P24" style:family="paragraph" style:parent-style-name="Table_20_Contents">
      <style:text-properties fo:font-weight="bold" officeooo:rsid="004686ca" officeooo:paragraph-rsid="004686ca" style:font-weight-asian="bold" style:font-weight-complex="bold"/>
    </style:style>
    <style:style style:name="P25" style:family="paragraph" style:parent-style-name="Table_20_Contents">
      <style:text-properties fo:font-weight="bold" officeooo:rsid="00478946" officeooo:paragraph-rsid="00478946" style:font-weight-asian="bold" style:font-weight-complex="bold"/>
    </style:style>
    <style:style style:name="P26" style:family="paragraph" style:parent-style-name="Table_20_Contents">
      <style:text-properties fo:font-weight="bold" officeooo:rsid="0048b8d5" officeooo:paragraph-rsid="0048b8d5" style:font-weight-asian="bold" style:font-weight-complex="bold"/>
    </style:style>
    <style:style style:name="P27" style:family="paragraph" style:parent-style-name="Table_20_Contents">
      <style:text-properties fo:font-weight="bold" officeooo:rsid="004ca787" officeooo:paragraph-rsid="004ca787" style:font-weight-asian="bold" style:font-weight-complex="bold"/>
    </style:style>
    <style:style style:name="P28" style:family="paragraph" style:parent-style-name="Table_20_Contents">
      <style:text-properties fo:font-weight="bold" officeooo:rsid="004d5d7f" officeooo:paragraph-rsid="004d5d7f" style:font-weight-asian="bold" style:font-weight-complex="bold"/>
    </style:style>
    <style:style style:name="P29" style:family="paragraph" style:parent-style-name="Table_20_Contents">
      <style:text-properties fo:font-weight="bold" officeooo:paragraph-rsid="004d5d7f" style:font-weight-asian="bold" style:font-weight-complex="bold"/>
    </style:style>
    <style:style style:name="P30" style:family="paragraph" style:parent-style-name="Table_20_Contents">
      <style:text-properties fo:font-weight="bold" officeooo:rsid="004df53d" officeooo:paragraph-rsid="004df53d" style:font-weight-asian="bold" style:font-weight-complex="bold"/>
    </style:style>
    <style:style style:name="P31" style:family="paragraph" style:parent-style-name="Table_20_Contents">
      <style:text-properties fo:font-weight="bold" officeooo:rsid="004e2080" officeooo:paragraph-rsid="004e2080" style:font-weight-asian="bold" style:font-weight-complex="bold"/>
    </style:style>
    <style:style style:name="T1" style:family="text">
      <style:text-properties officeooo:rsid="00143ec0"/>
    </style:style>
    <style:style style:name="T2" style:family="text">
      <style:text-properties officeooo:rsid="002d26d2"/>
    </style:style>
    <style:style style:name="T3" style:family="text">
      <style:text-properties officeooo:rsid="0043457a"/>
    </style:style>
    <style:style style:name="T4" style:family="text">
      <style:text-properties officeooo:rsid="00447338"/>
    </style:style>
    <style:style style:name="T5" style:family="text">
      <style:text-properties officeooo:rsid="0048b8d5"/>
    </style:style>
    <style:style style:name="T6" style:family="text">
      <style:text-properties officeooo:rsid="0049a027"/>
    </style:style>
    <style:style style:name="T7" style:family="text">
      <style:text-properties officeooo:rsid="004d5d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p text:style-name="P8">Q-learning Original (vanilla<text:span text:style-name="T1">-modificado</text:span>.py)</text:p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/>
            <text:p text:style-name="P14"/>
            <text:p text:style-name="P14"/>
          </table:table-cell>
          <table:table-cell table:style-name="Tabela3.B1" office:value-type="string">
            <text:p text:style-name="P16">Número de <text:span text:style-name="T3">Experimentos</text:span>: 100</text:p>
            <text:p text:style-name="P18">Discount_Factor: 0.9</text:p>
            <text:p text:style-name="P18">Critério de Parada de Episódio: 100 rodadas com tabela sem mudança</text:p>
          </table:table-cell>
        </table:table-row>
        <table:table-row>
          <table:table-cell table:style-name="Tabela3.A2" office:value-type="string">
            <text:p text:style-name="P14">learning_rate = 0.<text:span text:style-name="T2">9</text:span></text:p>
            <text:p text:style-name="P14">greedy_value = 0.9</text:p>
            <text:p text:style-name="P14"/>
          </table:table-cell>
          <table:table-cell table:style-name="Tabela3.B2" office:value-type="string">
            <text:p text:style-name="P20">Average rounds needed to converge: <text:s/>128.0</text:p>
            <text:p text:style-name="P20">Average time needed to converge: <text:s/>0.4304676628112793</text:p>
          </table:table-cell>
        </table:table-row>
        <table:table-row>
          <table:table-cell table:style-name="Tabela3.A2" office:value-type="string">
            <text:p text:style-name="P14">learning_rate = 0.<text:span text:style-name="T2">9</text:span></text:p>
            <text:p text:style-name="P14">greedy_value = 0.<text:span text:style-name="T2">5</text:span></text:p>
            <text:p text:style-name="P14"/>
          </table:table-cell>
          <table:table-cell table:style-name="Tabela3.B2" office:value-type="string">
            <text:p text:style-name="P21">Average rounds needed to converge: <text:s/>117.37</text:p>
            <text:p text:style-name="P21">Average time needed to converge: <text:s/>0.23674715280532838</text:p>
          </table:table-cell>
        </table:table-row>
        <table:table-row>
          <table:table-cell table:style-name="Tabela3.A2" office:value-type="string">
            <text:p text:style-name="P14">learning_rate = 0.<text:span text:style-name="T2">9</text:span></text:p>
            <text:p text:style-name="P14">greedy_value = 0.<text:span text:style-name="T2">1</text:span></text:p>
            <text:p text:style-name="P14"/>
          </table:table-cell>
          <table:table-cell table:style-name="Tabela3.B2" office:value-type="string">
            <text:p text:style-name="P22">Average rounds needed to converge: <text:s/>112.4</text:p>
            <text:p text:style-name="P22">Average time needed to converge: <text:s/>5.207952332496643</text:p>
          </table:table-cell>
        </table:table-row>
        <table:table-row>
          <table:table-cell table:style-name="Tabela3.A2" office:value-type="string">
            <text:p text:style-name="P14">learning_rate = 0.<text:span text:style-name="T2">5</text:span></text:p>
            <text:p text:style-name="P14">greedy_value = 0.<text:span text:style-name="T2">9</text:span></text:p>
            <text:p text:style-name="P14"/>
          </table:table-cell>
          <table:table-cell table:style-name="Tabela3.B2" office:value-type="string">
            <text:p text:style-name="P23">Average rounds needed to converge: <text:s/>183.27</text:p>
            <text:p text:style-name="P23">Average time needed to converge: <text:s/>0.6029468035697937</text:p>
          </table:table-cell>
        </table:table-row>
        <table:table-row>
          <table:table-cell table:style-name="Tabela3.A2" office:value-type="string">
            <text:p text:style-name="P14">learning_rate = 0.<text:span text:style-name="T2">5</text:span></text:p>
            <text:p text:style-name="P14">greedy_value = 0.<text:span text:style-name="T2">5</text:span></text:p>
            <text:p text:style-name="P14"/>
          </table:table-cell>
          <table:table-cell table:style-name="Tabela3.B2" office:value-type="string">
            <text:p text:style-name="P24">Average rounds needed to converge: <text:s/>138.67</text:p>
            <text:p text:style-name="P24">Average time needed to converge: <text:s/>0.2741922664642334</text:p>
          </table:table-cell>
        </table:table-row>
        <table:table-row>
          <table:table-cell table:style-name="Tabela3.A2" office:value-type="string">
            <text:p text:style-name="P14">learning_rate = 0.<text:span text:style-name="T2">5</text:span></text:p>
            <text:p text:style-name="P14">greedy_value = 0.<text:span text:style-name="T2">1</text:span></text:p>
            <text:p text:style-name="P14"/>
          </table:table-cell>
          <table:table-cell table:style-name="Tabela3.B2" office:value-type="string">
            <text:p text:style-name="P25">Average rounds needed to converge: <text:s/>127.0</text:p>
            <text:p text:style-name="P25">Average time needed to converge: <text:s/>7.128970947265625</text:p>
          </table:table-cell>
        </table:table-row>
        <table:table-row>
          <table:table-cell table:style-name="Tabela3.A2" office:value-type="string">
            <text:p text:style-name="P14">learning_rate = 0.<text:span text:style-name="T2">1</text:span></text:p>
            <text:p text:style-name="P14">greedy_value = 0.9</text:p>
            <text:p text:style-name="P14"/>
          </table:table-cell>
          <table:table-cell table:style-name="Tabela3.B2" office:value-type="string">
            <text:p text:style-name="P25">Average rounds needed to converge: <text:s/>473.74</text:p>
            <text:p text:style-name="P25">Average time needed to converge: <text:s/>1.7381623458862305</text:p>
          </table:table-cell>
        </table:table-row>
        <table:table-row>
          <table:table-cell table:style-name="Tabela3.A2" office:value-type="string">
            <text:p text:style-name="P14">learning_rate = 0.1</text:p>
            <text:p text:style-name="P14">greedy_value = 0.<text:span text:style-name="T2">5</text:span></text:p>
            <text:p text:style-name="P14"/>
          </table:table-cell>
          <table:table-cell table:style-name="Tabela3.B2" office:value-type="string">
            <text:p text:style-name="P25">Average rounds needed to converge: <text:s/>254.7</text:p>
            <text:p text:style-name="P25">Average time needed to converge: <text:s/>0.48823139667510984</text:p>
          </table:table-cell>
        </table:table-row>
        <table:table-row>
          <table:table-cell table:style-name="Tabela3.A10" office:value-type="string">
            <text:p text:style-name="P14">learning_rate = 0.1</text:p>
            <text:p text:style-name="P14">greedy_value = 0.<text:span text:style-name="T2">1</text:span></text:p>
            <text:p text:style-name="P14"/>
          </table:table-cell>
          <table:table-cell table:style-name="Tabela3.B10" office:value-type="string">
            <text:p text:style-name="P26">Average rounds needed to converge: <text:s/>222.3</text:p>
            <text:p text:style-name="P26">Average time needed to converge: <text:s/>3.771549561023712</text:p>
          </table:table-cell>
        </table:table-row>
      </table:table>
      <text:p text:style-name="P10"/>
      <text:p text:style-name="P9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2"/>
      <text:p text:style-name="P7">Q-learning <text:span text:style-name="T1">Manhattan</text:span> (<text:span text:style-name="T1">manhattan-modificado</text:span>.py)</text:p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4"/>
            <text:p text:style-name="P14"/>
            <text:p text:style-name="P14"/>
          </table:table-cell>
          <table:table-cell table:style-name="Tabela4.B1" office:value-type="string">
            <text:p text:style-name="P16">Número de <text:span text:style-name="T3">Experimentos</text:span>: 100</text:p>
            <text:p text:style-name="P18">Discount_Factor: 0.9</text:p>
            <text:p text:style-name="P18">Critério de Parada de Episódio: 100 rodadas com tabela sem mudança</text:p>
          </table:table-cell>
        </table:table-row>
        <table:table-row>
          <table:table-cell table:style-name="Tabela4.A2" office:value-type="string">
            <text:p text:style-name="P14">learning_rate = 0.<text:span text:style-name="T2">9</text:span></text:p>
            <text:p text:style-name="P14">greedy_value = 0.9</text:p>
            <text:p text:style-name="P14"/>
          </table:table-cell>
          <table:table-cell table:style-name="Tabela4.B2" office:value-type="string">
            <text:p text:style-name="P28">Average rounds needed to converg: <text:s/>128.0</text:p>
            <text:p text:style-name="P28">Average time needed to converg: <text:s/>0.28415565729141234</text:p>
          </table:table-cell>
        </table:table-row>
        <table:table-row>
          <table:table-cell table:style-name="Tabela4.A2" office:value-type="string">
            <text:p text:style-name="P14">learning_rate = 0.<text:span text:style-name="T2">9</text:span></text:p>
            <text:p text:style-name="P14">greedy_value = 0.<text:span text:style-name="T2">5</text:span></text:p>
            <text:p text:style-name="P14"/>
          </table:table-cell>
          <table:table-cell table:style-name="Tabela4.B2" office:value-type="string">
            <text:p text:style-name="P28">Average rounds needed to converg: <text:s/>118.13</text:p>
            <text:p text:style-name="P28">Average time needed to converg: <text:s/>0.13197703123092652</text:p>
          </table:table-cell>
        </table:table-row>
        <table:table-row>
          <table:table-cell table:style-name="Tabela4.A2" office:value-type="string">
            <text:p text:style-name="P14">learning_rate = 0.<text:span text:style-name="T2">9</text:span></text:p>
            <text:p text:style-name="P14">greedy_value = 0.<text:span text:style-name="T2">1</text:span></text:p>
            <text:p text:style-name="P14"/>
          </table:table-cell>
          <table:table-cell table:style-name="Tabela4.B2" office:value-type="string">
            <text:p text:style-name="P29"><text:span text:style-name="T7">Average rounds needed to converg: <text:s/>107.76</text:span></text:p>
            <text:p text:style-name="P29"><text:span text:style-name="T7">Average time needed to converg: <text:s/>0.13558878183364867</text:span> </text:p>
          </table:table-cell>
        </table:table-row>
        <table:table-row>
          <table:table-cell table:style-name="Tabela4.A2" office:value-type="string">
            <text:p text:style-name="P14">learning_rate = 0.<text:span text:style-name="T2">5</text:span></text:p>
            <text:p text:style-name="P14">greedy_value = 0.<text:span text:style-name="T2">9</text:span></text:p>
            <text:p text:style-name="P14"/>
          </table:table-cell>
          <table:table-cell table:style-name="Tabela4.B2" office:value-type="string">
            <text:p text:style-name="P28">Average rounds needed to converg: <text:s/>183.87</text:p>
            <text:p text:style-name="P28">Average time needed to converg: <text:s/>0.41127222776412964</text:p>
            <text:p text:style-name="P19"/>
          </table:table-cell>
        </table:table-row>
        <table:table-row>
          <table:table-cell table:style-name="Tabela4.A2" office:value-type="string">
            <text:p text:style-name="P14">learning_rate = 0.<text:span text:style-name="T2">5</text:span></text:p>
            <text:p text:style-name="P14">greedy_value = 0.<text:span text:style-name="T2">5</text:span></text:p>
            <text:p text:style-name="P14"/>
          </table:table-cell>
          <table:table-cell table:style-name="Tabela4.B2" office:value-type="string">
            <text:p text:style-name="P28">Average rounds needed to converg: <text:s/>137.99</text:p>
            <text:p text:style-name="P28">Average time needed to converg: <text:s/>0.14934985637664794</text:p>
          </table:table-cell>
        </table:table-row>
        <table:table-row>
          <table:table-cell table:style-name="Tabela4.A2" office:value-type="string">
            <text:p text:style-name="P14">learning_rate = 0.<text:span text:style-name="T2">5</text:span></text:p>
            <text:p text:style-name="P14">greedy_value = 0.<text:span text:style-name="T2">1</text:span></text:p>
            <text:p text:style-name="P14"/>
          </table:table-cell>
          <table:table-cell table:style-name="Tabela4.B2" office:value-type="string">
            <text:p text:style-name="P28">Average rounds needed to converg: <text:s/>121.78</text:p>
            <text:p text:style-name="P28">Average time needed to converg: <text:s/>0.09764889001846314</text:p>
          </table:table-cell>
        </table:table-row>
        <table:table-row>
          <table:table-cell table:style-name="Tabela4.A2" office:value-type="string">
            <text:p text:style-name="P14">learning_rate = 0.<text:span text:style-name="T2">1</text:span></text:p>
            <text:p text:style-name="P14">greedy_value = 0.9</text:p>
            <text:p text:style-name="P14"/>
          </table:table-cell>
          <table:table-cell table:style-name="Tabela4.B2" office:value-type="string">
            <text:p text:style-name="P28">Average rounds needed to converg: <text:s/>486.13</text:p>
            <text:p text:style-name="P28">Average time needed to converg: <text:s/>1.1064603233337402</text:p>
          </table:table-cell>
        </table:table-row>
        <table:table-row>
          <table:table-cell table:style-name="Tabela4.A2" office:value-type="string">
            <text:p text:style-name="P14">learning_rate = 0.1</text:p>
            <text:p text:style-name="P14">greedy_value = 0.<text:span text:style-name="T2">5</text:span></text:p>
            <text:p text:style-name="P14"/>
          </table:table-cell>
          <table:table-cell table:style-name="Tabela4.B2" office:value-type="string">
            <text:p text:style-name="P27">Average rounds needed to converg: <text:s/>255.61</text:p>
            <text:p text:style-name="P27">Average time needed to converg: <text:s/>0.271280083656311</text:p>
          </table:table-cell>
        </table:table-row>
        <table:table-row>
          <table:table-cell table:style-name="Tabela4.A10" office:value-type="string">
            <text:p text:style-name="P14">learning_rate = 0.1</text:p>
            <text:p text:style-name="P14">greedy_value = 0.<text:span text:style-name="T2">1</text:span></text:p>
            <text:p text:style-name="P14"/>
          </table:table-cell>
          <table:table-cell table:style-name="Tabela4.B10" office:value-type="string">
            <text:p text:style-name="P27">Average rounds needed to converg: <text:s/>215.51</text:p>
            <text:p text:style-name="P27">Average time needed to converg: <text:s/>0.1525417971611023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3">Q-learning <text:span text:style-name="T1">Euclidiana</text:span> (<text:span text:style-name="T1">euclidiana-modificado</text:span>.py)</text:p>
      <text:p text:style-name="P6"/>
      <text:p text:style-name="P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/>
            <text:p text:style-name="P14"/>
            <text:p text:style-name="P14"/>
          </table:table-cell>
          <table:table-cell table:style-name="Tabela2.B1" office:value-type="string">
            <text:p text:style-name="P16">Número de <text:span text:style-name="T3">Experimentos</text:span>: 100</text:p>
            <text:p text:style-name="P18">Discount_Factor: 0.9</text:p>
            <text:p text:style-name="P18">Critério de Parada de Episódio: 100 rodadas com tabela sem mudança</text:p>
          </table:table-cell>
        </table:table-row>
        <table:table-row>
          <table:table-cell table:style-name="Tabela2.A2" office:value-type="string">
            <text:p text:style-name="P14">learning_rate = 0.<text:span text:style-name="T2">9</text:span></text:p>
            <text:p text:style-name="P14">greedy_value = 0.9</text:p>
            <text:p text:style-name="P14"/>
          </table:table-cell>
          <table:table-cell table:style-name="Tabela2.B2" office:value-type="string">
            <text:p text:style-name="P30">Average rounds needed to converg: <text:s/>128.0</text:p>
            <text:p text:style-name="P30">Average time needed to converg: <text:s/>0.29491655349731444</text:p>
          </table:table-cell>
        </table:table-row>
        <table:table-row>
          <table:table-cell table:style-name="Tabela2.A2" office:value-type="string">
            <text:p text:style-name="P14">learning_rate = 0.<text:span text:style-name="T2">9</text:span></text:p>
            <text:p text:style-name="P14">greedy_value = 0.<text:span text:style-name="T2">5</text:span></text:p>
            <text:p text:style-name="P14"/>
          </table:table-cell>
          <table:table-cell table:style-name="Tabela2.B2" office:value-type="string">
            <text:p text:style-name="P30">Average rounds needed to converg: <text:s/>118.75</text:p>
            <text:p text:style-name="P30">Average time needed to converg: <text:s/>0.127462739944458</text:p>
          </table:table-cell>
        </table:table-row>
        <table:table-row>
          <table:table-cell table:style-name="Tabela2.A2" office:value-type="string">
            <text:p text:style-name="P14">learning_rate = 0.<text:span text:style-name="T2">9</text:span></text:p>
            <text:p text:style-name="P14">greedy_value = 0.<text:span text:style-name="T2">1</text:span></text:p>
            <text:p text:style-name="P14"/>
          </table:table-cell>
          <table:table-cell table:style-name="Tabela2.B2" office:value-type="string">
            <text:p text:style-name="P30">Average rounds needed to converg: <text:s/>107.66</text:p>
            <text:p text:style-name="P30">Average time needed to converg: <text:s/>0.11433174610137939</text:p>
          </table:table-cell>
        </table:table-row>
        <table:table-row>
          <table:table-cell table:style-name="Tabela2.A2" office:value-type="string">
            <text:p text:style-name="P14">learning_rate = 0.<text:span text:style-name="T2">5</text:span></text:p>
            <text:p text:style-name="P14">greedy_value = 0.<text:span text:style-name="T2">9</text:span></text:p>
            <text:p text:style-name="P14"/>
          </table:table-cell>
          <table:table-cell table:style-name="Tabela2.B2" office:value-type="string">
            <text:p text:style-name="P31">Average rounds needed to converg: <text:s/>183.79</text:p>
            <text:p text:style-name="P31">Average time needed to converg: <text:s/>0.40326728820800783</text:p>
            <text:p text:style-name="P19"/>
          </table:table-cell>
        </table:table-row>
        <table:table-row>
          <table:table-cell table:style-name="Tabela2.A2" office:value-type="string">
            <text:p text:style-name="P14">learning_rate = 0.<text:span text:style-name="T2">5</text:span></text:p>
            <text:p text:style-name="P14">greedy_value = 0.<text:span text:style-name="T2">5</text:span></text:p>
            <text:p text:style-name="P14"/>
          </table:table-cell>
          <table:table-cell table:style-name="Tabela2.B2" office:value-type="string">
            <text:p text:style-name="P31">Average rounds needed to converg: <text:s/>139.22</text:p>
            <text:p text:style-name="P31">Average time needed to converg: <text:s/>0.1566859793663025</text:p>
          </table:table-cell>
        </table:table-row>
        <table:table-row>
          <table:table-cell table:style-name="Tabela2.A2" office:value-type="string">
            <text:p text:style-name="P14">learning_rate = 0.<text:span text:style-name="T2">5</text:span></text:p>
            <text:p text:style-name="P14">greedy_value = 0.<text:span text:style-name="T2">1</text:span></text:p>
            <text:p text:style-name="P14"/>
          </table:table-cell>
          <table:table-cell table:style-name="Tabela2.B2" office:value-type="string">
            <text:p text:style-name="P31">Average rounds needed to converg: <text:s/>121.57</text:p>
            <text:p text:style-name="P31">Average time needed to converg: <text:s/>0.10211651086807251</text:p>
          </table:table-cell>
        </table:table-row>
        <table:table-row>
          <table:table-cell table:style-name="Tabela2.A2" office:value-type="string">
            <text:p text:style-name="P14">learning_rate = 0.<text:span text:style-name="T2">1</text:span></text:p>
            <text:p text:style-name="P14">greedy_value = 0.9</text:p>
            <text:p text:style-name="P14"/>
          </table:table-cell>
          <table:table-cell table:style-name="Tabela2.B2" office:value-type="string">
            <text:p text:style-name="P31">Average rounds needed to converg: <text:s/>487.77</text:p>
            <text:p text:style-name="P31">Average time needed to converg: <text:s/>1.077610228061676</text:p>
          </table:table-cell>
        </table:table-row>
        <table:table-row>
          <table:table-cell table:style-name="Tabela2.A2" office:value-type="string">
            <text:p text:style-name="P14">learning_rate = 0.1</text:p>
            <text:p text:style-name="P14">greedy_value = 0.<text:span text:style-name="T2">5</text:span></text:p>
            <text:p text:style-name="P14"/>
          </table:table-cell>
          <table:table-cell table:style-name="Tabela2.B2" office:value-type="string">
            <text:p text:style-name="P31">Average rounds needed to converg: <text:s/>259.08</text:p>
            <text:p text:style-name="P31">Average time needed to converg: <text:s/>0.25517341136932375</text:p>
          </table:table-cell>
        </table:table-row>
        <table:table-row>
          <table:table-cell table:style-name="Tabela2.A10" office:value-type="string">
            <text:p text:style-name="P15">learning_rate = 0.1</text:p>
            <text:p text:style-name="P15">greedy_value = 0.<text:span text:style-name="T5">1</text:span></text:p>
            <text:p text:style-name="P15"/>
          </table:table-cell>
          <table:table-cell table:style-name="Tabela2.B10" office:value-type="string">
            <text:p text:style-name="P31">Average rounds needed to converg: <text:s/>215.73</text:p>
            <text:p text:style-name="P31">Average time needed to converg: <text:s/>0.3275572609901428</text:p>
            <text:p text:style-name="P17"/>
          </table:table-cell>
        </table:table-row>
      </table:table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5">DiscountFactor = 0.9</text:p>
      <text:p text:style-name="P1"/>
      <text:p text:style-name="P1"/>
      <text:p text:style-name="P5">Average rounds needed to converge: <text:s/>112.46</text:p>
      <text:p text:style-name="P5">Average time needed to converge: <text:s/>5.313307042121887</text:p>
      <text:p text:style-name="P5">----------------------------------</text:p>
      <text:p text:style-name="P5"><text:s/>| -0.01 | <text:s/>| 376.513 | <text:s/>| -0.009 | <text:s/>| 478.245 |</text:p>
      <text:p text:style-name="P5">----------------------------------</text:p>
      <text:p text:style-name="P5"><text:s/>| -0.01 | <text:s/>| 429.166 | <text:s/>| 426.106 | <text:s/>| 531.394 |</text:p>
      <text:p text:style-name="P5">----------------------------------</text:p>
      <text:p text:style-name="P5"><text:s/>| -0.01 | <text:s/>| 430.419 | <text:s/>| 478.24 | <text:s/>| 590.449 | <text:s/></text:p>
      <text:p text:style-name="P5">----------------------------------</text:p>
      <text:p text:style-name="P5"><text:s/>| -0.01 | <text:s/>| 656.066 | <text:s/>| 530.863 | <text:s/>| 531.393 | <text:s/></text:p>
      <text:p text:style-name="P5">----------------------------------</text:p>
      <text:p text:style-name="P5"><text:s/>| -0.01 | <text:s/>| 429.949 | <text:s/>| 590.449 | <text:s/>| -0.009 |</text:p>
      <text:p text:style-name="P5">----------------------------------</text:p>
      <text:p text:style-name="P5"><text:s/>| 430.367 | <text:s/>| -0.01 | <text:s/>| -0.009 | <text:s/>| -0.01 |</text:p>
      <text:p text:style-name="P5">----------------------------------</text:p>
      <text:p text:style-name="P5"><text:s/>| 478.197 | <text:s/>| -0.01 | <text:s/>| 348.274 | <text:s/>| 430.419 |</text:p>
      <text:p text:style-name="P5">----------------------------------</text:p>
      <text:p text:style-name="P5"><text:s/>| 531.394 | <text:s/>| -0.01 | <text:s/>| 383.494 | <text:s/>| -0.01 |</text:p>
      <text:p text:style-name="P5">----------------------------------</text:p>
      <text:p text:style-name="P5"><text:s/>| 584.545 | <text:s/>| 728.973 | <text:s/>| 477.764 | <text:s/>| 464.075 |</text:p>
      <text:p text:style-name="P5">----------------------------------</text:p>
      <text:p text:style-name="P5"><text:s/>| 531.336 | <text:s/>| -0.01 | <text:s/>| -0.01 | <text:s/>| -0.009 |</text:p>
      <text:p text:style-name="P5">----------------------------------</text:p>
      <text:p text:style-name="P5"><text:s/>| -0.01 | <text:s/>| -0.009 | <text:s/>| -0.009 | <text:s/>| -0.01 |</text:p>
      <text:p text:style-name="P5">----------------------------------</text:p>
      <text:p text:style-name="P5"><text:s/>| 386.98 | <text:s/>| -0.01 | <text:s/>| -0.01 | <text:s/>| -0.009 | <text:s/></text:p>
      <text:p text:style-name="P5">----------------------------------</text:p>
      <text:p text:style-name="P5"><text:s/>| 478.245 | <text:s/>| -0.009 | <text:s/>| -0.01 | <text:s/>| -0.009 | <text:s/></text:p>
      <text:p text:style-name="P5">----------------------------------</text:p>
      <text:p text:style-name="P5"><text:s/>| 656.0 | <text:s/>| 809.981 | <text:s/>| 430.349 | <text:s/>| -0.01 |</text:p>
      <text:p text:style-name="P5">----------------------------------</text:p>
      <text:p text:style-name="P5"><text:s/>| -0.01 | <text:s/>| -0.009 | <text:s/>| 656.075 | <text:s/>| -0.009 |</text:p>
      <text:p text:style-name="P5">----------------------------------</text:p>
      <text:p text:style-name="P5"><text:s/>| 0 | <text:s/>| -900.0 | <text:s/>| -0.009 | <text:s/>| -0.009 | <text:s/></text:p>
      <text:p text:style-name="P5">----------------------------------</text:p>
      <text:p text:style-name="P5"><text:s/>| -0.009 | <text:s/>| -0.009 | <text:s/>| -0.009 | <text:s/>| -0.009 |</text:p>
      <text:p text:style-name="P5">----------------------------------</text:p>
      <text:p text:style-name="P5"><text:s/>| 430.41 | <text:s/>| -0.009 | <text:s/>| -0.009 | <text:s/>| -0.009 |</text:p>
      <text:p text:style-name="P5">----------------------------------</text:p>
      <text:p text:style-name="P5"><text:s/>| 728.9 | <text:s/>| 899.99 | <text:s/>| 135.04 | <text:s/>| 899.941 |</text:p>
      <text:p text:style-name="P5">----------------------------------</text:p>
      <text:p text:style-name="P5"><text:s/>| 0 | <text:s/>| 999.999 | <text:s/>| -0.009 | <text:s/>| -0.009 | <text:s/></text:p>
      <text:p text:style-name="P5">----------------------------------</text:p>
      <text:p text:style-name="P5"><text:s/>| 0 | <text:s/>| 0 | <text:s/>| 0 | <text:s/>| 0 |</text:p>
      <text:p text:style-name="P5">----------------------------------</text:p>
      <text:p text:style-name="P5"><text:soft-page-break/><text:s/>| 0 | <text:s/>| 0 | <text:s/>| -900.0 | <text:s/>| -0.009 |</text:p>
      <text:p text:style-name="P5">----------------------------------</text:p>
      <text:p text:style-name="P5"><text:s/>| 387.329 | <text:s/>| -0.009 | <text:s/>| -0.009 | <text:s/>| -0.009 |</text:p>
      <text:p text:style-name="P5">----------------------------------</text:p>
      <text:p text:style-name="P5"><text:s/>| 801.881 | <text:s/>| 0 | <text:s/>| 348.016 | <text:s/>| 1000.0 | <text:s/></text:p>
      <text:p text:style-name="P5">----------------------------------</text:p>
      <text:p text:style-name="P5"><text:s/>| 0 | <text:s/>| 0 | <text:s/>| 0 | <text:s/>| 0 |</text:p>
      <text:p text:style-name="P5">----------------------------------</text:p>
      <text:p text:style-name="P5">current position (0, 0) action right</text:p>
      <text:p text:style-name="P5">next state <text:s/>(0, 1)</text:p>
      <text:p text:style-name="P5">current position (0, 1) action right</text:p>
      <text:p text:style-name="P5">next state <text:s/>(0, 2)</text:p>
      <text:p text:style-name="P5">current position (0, 2) action right</text:p>
      <text:p text:style-name="P5">next state <text:s/>(0, 3)</text:p>
      <text:p text:style-name="P5">current position (0, 3) action down</text:p>
      <text:p text:style-name="P5">next state <text:s/>(1, 3)</text:p>
      <text:p text:style-name="P5">current position (1, 3) action down</text:p>
      <text:p text:style-name="P5">next state <text:s/>(2, 3)</text:p>
      <text:p text:style-name="P5">current position (2, 3) action down</text:p>
      <text:p text:style-name="P5">next state <text:s/>(3, 3)</text:p>
      <text:p text:style-name="P5">current position (3, 3) action down</text:p>
      <text:p text:style-name="P5">next state <text:s/>(4, 3)</text:p>
      <text:p text:style-name="P5">current position (4, 3) action right</text:p>
      <text:p text:style-name="P5">next state <text:s/>(4, 4)</text:p>
      <text:p text:style-name="P1"/>
      <text:p text:style-name="P1"/>
      <text:p text:style-name="P1"/>
      <text:p text:style-name="P5">DiscountFactor = 0.2</text:p>
      <text:p text:style-name="P1"/>
      <text:p text:style-name="P5">Average rounds needed to converge: <text:s/>112.3</text:p>
      <text:p text:style-name="P5">Average time needed to converge: <text:s/>4.0458676052093505</text:p>
      <text:p text:style-name="P5">----------------------------------</text:p>
      <text:p text:style-name="P5"><text:s/>| -0.01 | <text:s/>| -0.01 | <text:s/>| -0.009 | <text:s/>| 0.0 | <text:s text:c="9"/></text:p>
      <text:p text:style-name="P5">----------------------------------</text:p>
      <text:p text:style-name="P5"><text:s/>| -0.01 | <text:s/>| -0.01 | <text:s/>| -0.01 | <text:s/>| 0.052 | <text:s text:c="8"/></text:p>
      <text:p text:style-name="P5">----------------------------------</text:p>
      <text:p text:style-name="P5"><text:s/>| -0.01 | <text:s/>| 0.0 | <text:s/>| 0.0 | <text:s/>| 0.308 | <text:s/></text:p>
      <text:p text:style-name="P5">----------------------------------</text:p>
      <text:p text:style-name="P5"><text:s/>| -0.01 | <text:s/>| 1.588 | <text:s/>| 0.052 | <text:s/>| 0.045 | <text:s text:c="8"/></text:p>
      <text:p text:style-name="P5">----------------------------------</text:p>
      <text:p text:style-name="P5"><text:s/>| -0.01 | <text:s/>| -0.003 | <text:s/>| 0.308 | <text:s/>| -0.009 | <text:s text:c="6"/></text:p>
      <text:p text:style-name="P5">----------------------------------</text:p>
      <text:p text:style-name="P5"><text:s/>| -0.01 | <text:s/>| -0.01 | <text:s/>| -0.009 | <text:s/>| -0.01 | <text:s/></text:p>
      <text:p text:style-name="P5">----------------------------------</text:p>
      <text:p text:style-name="P5"><text:s/>| 0.0 | <text:s/>| -0.01 | <text:s/>| -0.01 | <text:s/>| -0.01 |</text:p>
      <text:p text:style-name="P5">----------------------------------</text:p>
      <text:p text:style-name="P5"><text:s/>| 0.052 | <text:s/>| -0.01 | <text:s/>| -0.01 | <text:s/>| -0.01 |</text:p>
      <text:p text:style-name="P5">----------------------------------</text:p>
      <text:p text:style-name="P5"><text:s/>| 0.276 | <text:s/>| 7.988 | <text:s/>| 0.0 | <text:s/>| 0.0 |</text:p>
      <text:p text:style-name="P5">----------------------------------</text:p>
      <text:p text:style-name="P5"><text:s/>| 0.052 | <text:s/>| -0.01 | <text:s/>| -0.01 | <text:s/>| -0.009 |</text:p>
      <text:p text:style-name="P5">----------------------------------</text:p>
      <text:p text:style-name="P5"><text:soft-page-break/><text:s/>| -0.01 | <text:s/>| -0.009 | <text:s/>| -0.009 | <text:s/>| -0.01 | <text:s/></text:p>
      <text:p text:style-name="P5">----------------------------------</text:p>
      <text:p text:style-name="P5"><text:s/>| -0.01 | <text:s/>| -0.009 | <text:s/>| -0.01 | <text:s/>| -0.009 |</text:p>
      <text:p text:style-name="P5">----------------------------------</text:p>
      <text:p text:style-name="P5"><text:s/>| 0.0 | <text:s/>| -0.01 | <text:s/>| -0.01 | <text:s/>| -0.009 |</text:p>
      <text:p text:style-name="P5">----------------------------------</text:p>
      <text:p text:style-name="P5"><text:s/>| 1.572 | <text:s/>| 39.988 | <text:s/>| -0.01 | <text:s/>| 1.543 |</text:p>
      <text:p text:style-name="P5">----------------------------------</text:p>
      <text:p text:style-name="P5"><text:s/>| -0.01 | <text:s/>| -0.009 | <text:s/>| 7.98 | <text:s/>| -0.009 |</text:p>
      <text:p text:style-name="P5">----------------------------------</text:p>
      <text:p text:style-name="P5"><text:s/>| 0 | <text:s/>| -900.0 | <text:s/>| -0.009 | <text:s/>| -0.009 |</text:p>
      <text:p text:style-name="P5">----------------------------------</text:p>
      <text:p text:style-name="P5"><text:s/>| 0 | <text:s/>| -0.009 | <text:s/>| -0.009 | <text:s/>| -0.009 |</text:p>
      <text:p text:style-name="P5">----------------------------------</text:p>
      <text:p text:style-name="P5"><text:s/>| -0.01 | <text:s/>| -0.009 | <text:s/>| -0.009 | <text:s/>| -0.009 |</text:p>
      <text:p text:style-name="P5">----------------------------------</text:p>
      <text:p text:style-name="P5"><text:s/>| 7.988 | <text:s/>| 199.99 | <text:s/>| -0.01 | <text:s/>| 161.99 |</text:p>
      <text:p text:style-name="P5">----------------------------------</text:p>
      <text:p text:style-name="P5"><text:s/>| 0 | <text:s/>| 990.0 | <text:s/>| -0.009 | <text:s/>| -0.009 |</text:p>
      <text:p text:style-name="P5">----------------------------------</text:p>
      <text:p text:style-name="P5"><text:s/>| 0 | <text:s/>| 0 | <text:s/>| 0 | <text:s/>| 0 | <text:s/></text:p>
      <text:p text:style-name="P5">----------------------------------</text:p>
      <text:p text:style-name="P5"><text:s/>| 0 | <text:s/>| 0 | <text:s/>| -900.0 | <text:s/>| -0.009 |</text:p>
      <text:p text:style-name="P5">----------------------------------</text:p>
      <text:p text:style-name="P5"><text:s/>| 0 | <text:s/>| -0.009 | <text:s/>| -0.009 | <text:s/>| 199.988 |</text:p>
      <text:p text:style-name="P5">----------------------------------</text:p>
      <text:p text:style-name="P5"><text:s/>| 39.988 | <text:s/>| 0 | <text:s/>| 39.97 | <text:s/>| 1000.0 |</text:p>
      <text:p text:style-name="P5">----------------------------------</text:p>
      <text:p text:style-name="P5"><text:s/>| 0 | <text:s/>| 0 | <text:s/>| 0 | <text:s/>| 0 |</text:p>
      <text:p text:style-name="P5">----------------------------------</text:p>
      <text:p text:style-name="P5">current position (0, 0) action right</text:p>
      <text:p text:style-name="P5">next state <text:s/>(0, 1)</text:p>
      <text:p text:style-name="P5">current position (0, 1) action right</text:p>
      <text:p text:style-name="P5">next state <text:s/>(0, 2)</text:p>
      <text:p text:style-name="P5">current position (0, 2) action right</text:p>
      <text:p text:style-name="P5">next state <text:s/>(0, 3)</text:p>
      <text:p text:style-name="P5">current position (0, 3) action down</text:p>
      <text:p text:style-name="P5">next state <text:s/>(1, 3)</text:p>
      <text:p text:style-name="P5">current position (1, 3) action down</text:p>
      <text:p text:style-name="P5">next state <text:s/>(2, 3)</text:p>
      <text:p text:style-name="P5">current position (2, 3) action down</text:p>
      <text:p text:style-name="P5">next state <text:s/>(3, 3)</text:p>
      <text:p text:style-name="P5">current position (3, 3) action down</text:p>
      <text:p text:style-name="P5">next state <text:s/>(4, 3)</text:p>
      <text:p text:style-name="P5">current position (4, 3) action right</text:p>
      <text:p text:style-name="P5">next state <text:s/>(4, 4)</text:p>
      <text:p text:style-name="P5">End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8:50:26.608000000</meta:creation-date>
    <dc:date>2020-01-27T18:31:40.811000000</dc:date>
    <meta:editing-duration>PT9H56M46S</meta:editing-duration>
    <meta:editing-cycles>25</meta:editing-cycles>
    <meta:generator>LibreOffice/5.3.2.2$Windows_x86 LibreOffice_project/6cd4f1ef626f15116896b1d8e1398b56da0d0ee1</meta:generator>
    <meta:document-statistic meta:table-count="3" meta:image-count="0" meta:object-count="0" meta:page-count="6" meta:paragraph-count="261" meta:word-count="1390" meta:character-count="9048" meta:non-whitespace-character-count="7587"/>
  </office:meta>
</office:document-meta>
</file>